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Georgia" svg:font-family="Georgia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color="#1F1F1F" style:font-name="Georgia" style:font-name-asian="Georgia" style:font-name-complex="Georgia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  <style:text-properties fo:color="#1F1F1F" style:font-name="Georgia" style:font-name-asian="Georgia" style:font-name-complex="Georgia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style:vertical-align="automatic" fo:wrap-option="wrap"/>
      <style:text-properties fo:color="#2A2A2A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/>
      <style:text-properties fo:color="#2A2A2A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/>
      <style:text-properties fo:color="#2A2A2A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style:vertical-align="middle" fo:wrap-option="wrap"/>
      <style:text-properties fo:color="#2A2A2A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fo:wrap-option="wrap"/>
      <style:text-properties fo:color="#1C1D1E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13266666666667cm" style:use-optimal-column-width="true"/>
    </style:style>
    <style:style style:name="co5" style:family="table-column">
      <style:table-column-properties fo:break-before="auto" style:column-width="3.683cm"/>
    </style:style>
    <style:style style:name="co6" style:family="table-column">
      <style:table-column-properties fo:break-before="auto" style:column-width="3.048cm"/>
    </style:style>
    <style:style style:name="co7" style:family="table-column">
      <style:table-column-properties fo:break-before="auto" style:column-width="3.89466666666667cm"/>
    </style:style>
    <style:style style:name="co8" style:family="table-column">
      <style:table-column-properties fo:break-before="auto" style:column-width="3.91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4.4pt" style:use-optimal-row-height="false" fo:break-before="auto"/>
    </style:style>
    <style:style style:name="ro3" style:family="table-row">
      <style:table-row-properties style:row-height="154.8pt" style:use-optimal-row-height="false" fo:break-before="auto"/>
    </style:style>
    <style:style style:name="ro4" style:family="table-row">
      <style:table-row-properties style:row-height="134.4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Nr.</text:p>
          </table:table-cell>
          <table:table-cell office:value-type="string" table:style-name="ce1">
            <text:p>Autor(i)/An</text:p>
          </table:table-cell>
          <table:table-cell office:value-type="string" table:style-name="ce1">
            <text:p>Aplicatie/Domeniu</text:p>
          </table:table-cell>
          <table:table-cell office:value-type="string" table:style-name="ce1">
            <text:p>Tehnologii utilizate</text:p>
          </table:table-cell>
          <table:table-cell office:value-type="string" table:style-name="ce1">
            <text:p>Metodologie/Abordare</text:p>
          </table:table-cell>
          <table:table-cell office:value-type="string" table:style-name="ce1">
            <text:p>Rezultate</text:p>
          </table:table-cell>
          <table:table-cell office:value-type="string" table:style-name="ce1">
            <text:p>Limitari</text:p>
          </table:table-cell>
          <table:table-cell office:value-type="string" table:style-name="ce1">
            <text:p>Comentarii suplimentare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Shumao Pang , Chunlan Pang , Zhihai Su, Liyan Lin, Lei Zhao, Yangfan Chen, Yujia Zhou , Hai Lu, Qianjin Feng /2022</text:p>
          </table:table-cell>
          <table:table-cell office:value-type="string" table:style-name="ce3">
            <text:p>Spine segmentation for MR image by a detection-guided mixed-supervised segmentation network</text:p>
          </table:table-cell>
          <table:table-cell office:value-type="string" table:style-name="ce6">
            <text:p>detection-guided learner (DGL) detection-guided label fusion (DGLF)</text:p>
          </table:table-cell>
          <table:table-cell office:value-type="string" table:style-name="ce2">
            <text:p>segmentation path for generating the spine segmentation prediction and a detection path<text:s/></text:p>
          </table:table-cell>
          <table:table-cell office:value-type="string" table:style-name="ce6">
            <text:p>87.21% for segmentations of 5 vertebral bodies and 5 intervertebral discs</text:p>
          </table:table-cell>
          <table:table-cell office:value-type="string" table:style-name="ce6">
            <text:p> The loss function is a weighted combination of the losses of the segmentation task and detection task.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7">
            <text:p>Malinda Vania, Dawit Mureja,  <text:s text:c="7"/>Deukhee Lee</text:p>
          </table:table-cell>
          <table:table-cell office:value-type="string" table:style-name="ce8">
            <text:p>Automatic spine segmentation from CT images using Convolutional Neural Network via redundant generation of class labels </text:p>
          </table:table-cell>
          <table:table-cell office:value-type="string" table:style-name="ce10">
            <text:p>convolutional neural network (CNN) and fully convolutional network (FCN) methods, computed tomography (CT)</text:p>
          </table:table-cell>
          <table:table-cell office:value-type="string" table:style-name="ce9">
            <text:p>morphological image processing, region-based image processing, and contrast adjustment. After data preprocessing, histogram-based multiphase segmentation is performed.</text:p>
          </table:table-cell>
          <table:table-cell office:value-type="string" table:style-name="ce10">
            <text:p>volumetric similarity (96%), sensitivity (97%), specificity (99%), precision (over segmentation 8.3 and under segmentation 2.6), accuracy (99%),</text:p>
          </table:table-cell>
          <table:table-cell office:value-type="string" table:style-name="ce10">
            <text:p>Different spine CT datasets will have different numbers of distinct regions, based on the histogram-based multiphase segmentation. </text:p>
          </table:table-cell>
          <table:table-cell office:value-type="string" table:style-name="ce9">
            <text:p>We evaluated the method on a database of 32 cases and compared the results with other automatic methods in order to draw reliable conclusions. 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Hongjiang Lu, Mingying Li, Kun Yu, Yingjiao Zhang, Liang Yu</text:p>
          </table:table-cell>
          <table:table-cell office:value-type="string" table:style-name="ce12">
            <text:p>Lumbar spine segmentation method based on deep learning</text:p>
          </table:table-cell>
          <table:table-cell office:value-type="string" table:style-name="ce13">
            <text:p>Windows 10 system, Pycharm 2020.3 × 64 version, Tensorflow 1.16. Hardware equipment: Nvidia 1080T i GPU video memory 1 1G, memory 6 4G, hard disk 2 T.</text:p>
          </table:table-cell>
          <table:table-cell office:value-type="string" table:style-name="ce13">
            <text:p>two stages of lumbar vertebra positioning and lumbar vertebrae segmentation. </text:p>
          </table:table-cell>
          <table:table-cell office:value-type="string" table:style-name="ce4">
            <text:p>A total of 400 samples are utilized for training and other 100 samples are utilized for testing.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2"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Georgia" svg:font-family="Georgia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enache maria</meta:initial-creator>
    <dc:creator>enache maria</dc:creator>
    <meta:creation-date>2024-10-17T11:32:30Z</meta:creation-date>
    <dc:date>2024-10-17T12:45:40Z</dc:date>
  </office:meta>
</office:document-meta>
</file>